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GRUPO CRESTA ROJA S.A.C.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LIM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6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ONSIHUAY PAUCAR, DOMINGO ELIAS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7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7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7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6T17:52:57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